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8000001454BBA108B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6.096cm" svg:x="0.254cm" svg:y="0.254cm">
          <draw:image xlink:href="Pictures/20000002000001B8000001454BBA108B.eps" xlink:type="simple" xlink:show="embed" xlink:actuate="onLoad">
            <text:p/>
          </draw:image>
        </draw:frame>
        <draw:frame draw:style-name="gr2" xml:id="id2" draw:id="id2" draw:layer="layout" svg:width="1.077cm" svg:height="1.459cm" svg:x="4.892cm" svg:y="1.97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-4.428cm" svg:y="-1.96cm"/>
          <draw:glue-point draw:id="5" svg:x="-4.428cm" svg:y="-0.219cm"/>
          <draw:glue-point draw:id="6" svg:x="-4.428cm" svg:y="2.392cm"/>
          <draw:glue-point draw:id="7" svg:x="-4.428cm" svg:y="4.132cm"/>
        </draw:frame>
        <draw:custom-shape draw:style-name="gr3" draw:text-style-name="P1" xml:id="id1" draw:id="id1" draw:layer="layout" svg:width="0.508cm" svg:height="2.286cm" svg:x="0.889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508cm" svg:height="2.286cm" svg:x="1.524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508cm" svg:height="2.286cm" svg:x="2.286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508cm" svg:height="2.286cm" svg:x="2.92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143cm" svg:y1="3.683cm" svg:x2="4.954cm" svg:y2="2.414cm" draw:start-shape="id1" draw:start-glue-point="4" draw:end-shape="id2" draw:end-glue-point="4" svg:d="m1143 3683c0-846 1270-1269 3811-1269">
          <text:p/>
        </draw:connector>
        <draw:connector draw:style-name="gr4" draw:text-style-name="P1" draw:layer="layout" draw:type="curve" svg:x1="1.778cm" svg:y1="3.683cm" svg:x2="4.892cm" svg:y2="2.699cm" draw:start-shape="id3" draw:start-glue-point="4" draw:end-shape="id2" draw:end-glue-point="3" svg:d="m1778 3683c0-656 1038-984 3114-984">
          <text:p/>
        </draw:connector>
        <draw:connector draw:style-name="gr4" draw:text-style-name="P1" draw:layer="layout" draw:type="curve" svg:x1="2.54cm" svg:y1="3.683cm" svg:x2="4.954cm" svg:y2="3.047cm" draw:start-shape="id4" draw:start-glue-point="4" draw:end-shape="id2" draw:end-glue-point="6" svg:d="m2540 3683c0-424 804-636 2414-636">
          <text:p/>
        </draw:connector>
        <draw:connector draw:style-name="gr4" draw:text-style-name="P1" draw:layer="layout" draw:type="curve" draw:line-skew="0.181cm" svg:x1="3.175cm" svg:y1="3.683cm" svg:x2="4.954cm" svg:y2="3.301cm" draw:start-shape="id5" draw:start-glue-point="4" draw:end-shape="id2" draw:end-glue-point="7" svg:d="m3175 3683c0-480 494-400 642-375s-51-7 1137-7">
          <text:p/>
        </draw:connector>
        <draw:custom-shape draw:style-name="gr3" draw:text-style-name="P1" draw:layer="layout" svg:width="0.508cm" svg:height="2.286cm" svg:x="6.35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5T10:13:05</dc:date>
    <dc:creator>kkk </dc:creator>
    <meta:document-statistic meta:object-count="11"/>
    <meta:generator>LibreOffice/3.3$Linux LibreOffice_project/330m19$Build-401</meta:generator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Q</mi>
              <mn>2</mn>
            </msub>
            <msub>
              <mi>Q</mi>
              <mn>1</mn>
            </msub>
            <msub>
              <mi>Q</mi>
              <mn>0</mn>
            </msub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0</mn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1</mn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0</mn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1</mn>
          </mrow>
        </mtd>
      </mtr>
    </mtable>
    <annotation encoding="StarMath 5.0">stack{
alignl Q_2 Q_1 Q_0 #
alignl 0 phantom{x} 0 phantom{x} 0 #
alignl 0 phantom{x} 0 phantom{x} 1 #
alignl 0 phantom{x} 1 phantom{x} 0 #
alignl 0 phantom{x} 1 phantom{x} 1 
}</annotation>
  </semantics>
</math>
</file>